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11-18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8-01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952" calcext:value-type="float">
            <text:p>88.0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1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1416" calcext:value-type="float">
            <text:p>88.2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1896" calcext:value-type="float">
            <text:p>88.3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656" calcext:value-type="float">
            <text:p>88.3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8848" calcext:value-type="float">
            <text:p>88.3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0184" calcext:value-type="float">
            <text:p>88.3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9808" calcext:value-type="float">
            <text:p>88.3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7992" calcext:value-type="float">
            <text:p>88.3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2856" calcext:value-type="float">
            <text:p>88.3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5424" calcext:value-type="float">
            <text:p>88.3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664" calcext:value-type="float">
            <text:p>88.3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3712" calcext:value-type="float">
            <text:p>88.3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4672" calcext:value-type="float">
            <text:p>88.4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0288" calcext:value-type="float">
            <text:p>88.4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8576" calcext:value-type="float">
            <text:p>88.4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1144" calcext:value-type="float">
            <text:p>88.4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19432" calcext:value-type="float">
            <text:p>88.4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772" calcext:value-type="float">
            <text:p>88.4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49912" calcext:value-type="float">
            <text:p>88.4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4296" calcext:value-type="float">
            <text:p>88.4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2104" calcext:value-type="float">
            <text:p>88.4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6112" calcext:value-type="float">
            <text:p>88.5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8304" calcext:value-type="float">
            <text:p>88.5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392" calcext:value-type="float">
            <text:p>88.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2584" calcext:value-type="float">
            <text:p>88.4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7824" calcext:value-type="float">
            <text:p>88.5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5632" calcext:value-type="float">
            <text:p>88.4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916" calcext:value-type="float">
            <text:p>88.5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44" calcext:value-type="float">
            <text:p>88.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7448" calcext:value-type="float">
            <text:p>88.5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012" calcext:value-type="float">
            <text:p>88.5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7928" calcext:value-type="float">
            <text:p>88.5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4504" calcext:value-type="float">
            <text:p>88.6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8888" calcext:value-type="float">
            <text:p>88.6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6696" calcext:value-type="float">
            <text:p>88.6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4128" calcext:value-type="float">
            <text:p>88.6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156" calcext:value-type="float">
            <text:p>88.6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9264" calcext:value-type="float">
            <text:p>88.5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584" calcext:value-type="float">
            <text:p>88.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0224" calcext:value-type="float">
            <text:p>88.6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32792" calcext:value-type="float">
            <text:p>88.6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4984" calcext:value-type="float">
            <text:p>88.6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5464" calcext:value-type="float">
            <text:p>88.6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2416" calcext:value-type="float">
            <text:p>88.6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4608" calcext:value-type="float">
            <text:p>88.6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632" calcext:value-type="float">
            <text:p>88.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5944" calcext:value-type="float">
            <text:p>88.7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4232" calcext:value-type="float">
            <text:p>88.7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0912" calcext:value-type="float">
            <text:p>88.8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6904" calcext:value-type="float">
            <text:p>88.7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1288" calcext:value-type="float">
            <text:p>88.7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3104" calcext:value-type="float">
            <text:p>88.8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5296" calcext:value-type="float">
            <text:p>88.8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2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8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6544" calcext:value-type="float">
            <text:p>93.5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4712" calcext:value-type="float">
            <text:p>88.7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776" calcext:value-type="float">
            <text:p>88.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5192" calcext:value-type="float">
            <text:p>88.7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2624" calcext:value-type="float">
            <text:p>88.8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7008" calcext:value-type="float">
            <text:p>88.8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7864" calcext:value-type="float">
            <text:p>88.8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0056" calcext:value-type="float">
            <text:p>88.8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8344" calcext:value-type="float">
            <text:p>88.8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0536" calcext:value-type="float">
            <text:p>88.8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6632" calcext:value-type="float">
            <text:p>88.8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8824" calcext:value-type="float">
            <text:p>88.8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7968" calcext:value-type="float">
            <text:p>88.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1872" calcext:value-type="float">
            <text:p>88.8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1016" calcext:value-type="float">
            <text:p>88.9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208" calcext:value-type="float">
            <text:p>88.9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9304" calcext:value-type="float">
            <text:p>88.9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8448" calcext:value-type="float">
            <text:p>88.9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9784" calcext:value-type="float">
            <text:p>88.9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588" calcext:value-type="float">
            <text:p>88.9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7696" calcext:value-type="float">
            <text:p>89.0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2936" calcext:value-type="float">
            <text:p>89.0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9888" calcext:value-type="float">
            <text:p>89.0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8176" calcext:value-type="float">
            <text:p>89.0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41224" calcext:value-type="float">
            <text:p>89.0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0848" calcext:value-type="float">
            <text:p>89.0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6464" calcext:value-type="float">
            <text:p>89.0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8656" calcext:value-type="float">
            <text:p>89.0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4752" calcext:value-type="float">
            <text:p>89.0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9616" calcext:value-type="float">
            <text:p>89.1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352" calcext:value-type="float">
            <text:p>89.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7904" calcext:value-type="float">
            <text:p>89.1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3144" calcext:value-type="float">
            <text:p>89.1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924" calcext:value-type="float">
            <text:p>89.1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2768" calcext:value-type="float">
            <text:p>89.2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5816" calcext:value-type="float">
            <text:p>89.2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3248" calcext:value-type="float">
            <text:p>89.2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544" calcext:value-type="float">
            <text:p>89.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6776" calcext:value-type="float">
            <text:p>89.2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6068" calcext:value-type="float">
            <text:p>89.2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7256" calcext:value-type="float">
            <text:p>89.2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688" calcext:value-type="float">
            <text:p>89.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4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212" calcext:value-type="float">
            <text:p>89.3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4312" calcext:value-type="float">
            <text:p>89.3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26" calcext:value-type="float">
            <text:p>89.3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1264" calcext:value-type="float">
            <text:p>89.3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5168" calcext:value-type="float">
            <text:p>89.3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7736" calcext:value-type="float">
            <text:p>89.3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4416" calcext:value-type="float">
            <text:p>89.4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0992" calcext:value-type="float">
            <text:p>89.4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08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1848" calcext:value-type="float">
            <text:p>89.4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7192" calcext:value-type="float">
            <text:p>89.5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8528" calcext:value-type="float">
            <text:p>89.5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1576" calcext:value-type="float">
            <text:p>89.5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4624" calcext:value-type="float">
            <text:p>89.5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9008" calcext:value-type="float">
            <text:p>89.5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5104" calcext:value-type="float">
            <text:p>89.6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7296" calcext:value-type="float">
            <text:p>89.6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9488" calcext:value-type="float">
            <text:p>89.6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0824" calcext:value-type="float">
            <text:p>89.6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3016" calcext:value-type="float">
            <text:p>89.6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5312" calcext:value-type="float">
            <text:p>89.7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2264" calcext:value-type="float">
            <text:p>89.7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31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6648" calcext:value-type="float">
            <text:p>89.7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9696" calcext:value-type="float">
            <text:p>89.7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7984" calcext:value-type="float">
            <text:p>89.7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3704" calcext:value-type="float">
            <text:p>89.8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6272" calcext:value-type="float">
            <text:p>89.8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0176" calcext:value-type="float">
            <text:p>89.8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1992" calcext:value-type="float">
            <text:p>89.8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0656" calcext:value-type="float">
            <text:p>89.8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6376" calcext:value-type="float">
            <text:p>89.8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14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03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8128" calcext:value-type="float">
            <text:p>90.1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6416" calcext:value-type="float">
            <text:p>90.1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3368" calcext:value-type="float">
            <text:p>90.1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7272" calcext:value-type="float">
            <text:p>90.1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4224" calcext:value-type="float">
            <text:p>90.1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5-2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5-1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7816" calcext:value-type="float">
            <text:p>89.9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1344" calcext:value-type="float">
            <text:p>90.0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9632" calcext:value-type="float">
            <text:p>90.0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3912" calcext:value-type="float">
            <text:p>89.9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8296" calcext:value-type="float">
            <text:p>89.9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4016" calcext:value-type="float">
            <text:p>90.0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0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2-02-0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888" calcext:value-type="float">
            <text:p>90.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1-10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3848" calcext:value-type="float">
            <text:p>90.2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1-08-0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1-05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4536" calcext:value-type="float">
            <text:p>90.3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1-03-05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1-02-10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2552" calcext:value-type="float">
            <text:p>90.5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07023448276" calcext:value-type="float">
            <text:p>90.700702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11368" calcext:value-type="float">
            <text:p>90.73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47494193549" calcext:value-type="float">
            <text:p>90.77474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592325" calcext:value-type="float">
            <text:p>90.8259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57136" calcext:value-type="float">
            <text:p>90.8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89192258064" calcext:value-type="float">
            <text:p>90.92891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66345806452" calcext:value-type="float">
            <text:p>90.98663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9335483871" calcext:value-type="float">
            <text:p>91.039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36993103448" calcext:value-type="float">
            <text:p>91.0836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4615375" calcext:value-type="float">
            <text:p>91.1461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7536516129" calcext:value-type="float">
            <text:p>91.1975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0248" calcext:value-type="float">
            <text:p>91.2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95965" calcext:value-type="float">
            <text:p>91.2595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012144" calcext:value-type="float">
            <text:p>91.3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543610322581" calcext:value-type="float">
            <text:p>91.3543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08130909091" calcext:value-type="float">
            <text:p>91.41081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81864" calcext:value-type="float">
            <text:p>91.4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781925" calcext:value-type="float">
            <text:p>91.5178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06418064516" calcext:value-type="float">
            <text:p>91.5606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83625" calcext:value-type="float">
            <text:p>91.65383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31225714286" calcext:value-type="float">
            <text:p>91.71312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43661935484" calcext:value-type="float">
            <text:p>91.76436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7952" calcext:value-type="float">
            <text:p>91.8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08856" calcext:value-type="float">
            <text:p>91.8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024925" calcext:value-type="float">
            <text:p>91.91024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60672" calcext:value-type="float">
            <text:p>91.8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64190967742" calcext:value-type="float">
            <text:p>91.966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375985" calcext:value-type="float">
            <text:p>92.03759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727058064516" calcext:value-type="float">
            <text:p>92.0727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1896" calcext:value-type="float">
            <text:p>92.1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98444" calcext:value-type="float">
            <text:p>92.19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8762975" calcext:value-type="float">
            <text:p>92.2876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24851428572" calcext:value-type="float">
            <text:p>92.38248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7298625" calcext:value-type="float">
            <text:p>92.4729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55912258065" calcext:value-type="float">
            <text:p>92.49559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43056" calcext:value-type="float">
            <text:p>92.5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97478" calcext:value-type="float">
            <text:p>92.59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618416" calcext:value-type="float">
            <text:p>92.6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163254193549" calcext:value-type="float">
            <text:p>92.716325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026465" calcext:value-type="float">
            <text:p>92.8026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67536" calcext:value-type="float">
            <text:p>92.84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7221" calcext:value-type="float">
            <text:p>92.827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44168" calcext:value-type="float">
            <text:p>92.8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45565" calcext:value-type="float">
            <text:p>92.8445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22185714286" calcext:value-type="float">
            <text:p>92.8622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141575" calcext:value-type="float">
            <text:p>92.8614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0368" calcext:value-type="float">
            <text:p>92.8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85112" calcext:value-type="float">
            <text:p>92.88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09136" calcext:value-type="float">
            <text:p>92.9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21408" calcext:value-type="float">
            <text:p>92.9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53187096774" calcext:value-type="float">
            <text:p>92.945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5524" calcext:value-type="float">
            <text:p>92.96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785288" calcext:value-type="float">
            <text:p>92.9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879907096774" calcext:value-type="float">
            <text:p>92.98799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52838709677" calcext:value-type="float">
            <text:p>93.0352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26637419355" calcext:value-type="float">
            <text:p>93.11266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98188" calcext:value-type="float">
            <text:p>93.19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714547096774" calcext:value-type="float">
            <text:p>93.27145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47050322581" calcext:value-type="float">
            <text:p>93.344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056" calcext:value-type="float">
            <text:p>93.4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720327741936" calcext:value-type="float">
            <text:p>93.4720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4172903226" calcext:value-type="float">
            <text:p>93.5374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135189677419" calcext:value-type="float">
            <text:p>93.61351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22753548387" calcext:value-type="float">
            <text:p>93.6922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569716129032" calcext:value-type="float">
            <text:p>93.756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02219354839" calcext:value-type="float">
            <text:p>93.8302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98212" calcext:value-type="float">
            <text:p>93.89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701349677419" calcext:value-type="float">
            <text:p>93.9701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5372" calcext:value-type="float">
            <text:p>94.03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023788387097" calcext:value-type="float">
            <text:p>94.10237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4652875" calcext:value-type="float">
            <text:p>94.1465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5048" calcext:value-type="float">
            <text:p>94.18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97470967742" calcext:value-type="float">
            <text:p>94.20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437667096774" calcext:value-type="float">
            <text:p>94.243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136740645161" calcext:value-type="float">
            <text:p>94.3136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38590967742" calcext:value-type="float">
            <text:p>94.3438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16656" calcext:value-type="float">
            <text:p>94.3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99089032258" calcext:value-type="float">
            <text:p>94.29990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507384" calcext:value-type="float">
            <text:p>94.3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79076129032" calcext:value-type="float">
            <text:p>94.3879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137594285714" calcext:value-type="float">
            <text:p>94.41375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51424" calcext:value-type="float">
            <text:p>94.4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162325" calcext:value-type="float">
            <text:p>94.5216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86912516129" calcext:value-type="float">
            <text:p>94.586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14533333333" calcext:value-type="float">
            <text:p>94.601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816865454545" calcext:value-type="float">
            <text:p>94.681686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37936" calcext:value-type="float">
            <text:p>94.7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52297142857" calcext:value-type="float">
            <text:p>94.9652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742051612903" calcext:value-type="float">
            <text:p>94.974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747891612903" calcext:value-type="float">
            <text:p>95.0747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236" calcext:value-type="float">
            <text:p>95.0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88964" calcext:value-type="float">
            <text:p>95.08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140817777778" calcext:value-type="float">
            <text:p>95.11408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71301818182" calcext:value-type="float">
            <text:p>95.28713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71575" calcext:value-type="float">
            <text:p>95.367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0696774194" calcext:value-type="float">
            <text:p>95.451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03564137931" calcext:value-type="float">
            <text:p>95.5003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83874285714" calcext:value-type="float">
            <text:p>95.6283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65192" calcext:value-type="float">
            <text:p>95.74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06571428572" calcext:value-type="float">
            <text:p>95.7906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165595" calcext:value-type="float">
            <text:p>95.9165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669912" calcext:value-type="float">
            <text:p>95.96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05725" calcext:value-type="float">
            <text:p>96.0205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7819354839" calcext:value-type="float">
            <text:p>96.024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7384516129" calcext:value-type="float">
            <text:p>96.077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81305806452" calcext:value-type="float">
            <text:p>96.09813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598536" calcext:value-type="float">
            <text:p>96.05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321636923077" calcext:value-type="float">
            <text:p>96.032163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44097142857" calcext:value-type="float">
            <text:p>96.02440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80072" calcext:value-type="float">
            <text:p>96.0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9495483871" calcext:value-type="float">
            <text:p>96.129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774048" calcext:value-type="float">
            <text:p>96.17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95589677419" calcext:value-type="float">
            <text:p>96.2195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054788571429" calcext:value-type="float">
            <text:p>96.30547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8280516129" calcext:value-type="float">
            <text:p>96.3882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37048516129" calcext:value-type="float">
            <text:p>96.4370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929744" calcext:value-type="float">
            <text:p>96.49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54694193549" calcext:value-type="float">
            <text:p>96.53546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65328" calcext:value-type="float">
            <text:p>96.56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25051764706" calcext:value-type="float">
            <text:p>96.602505176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768725" calcext:value-type="float">
            <text:p>96.5576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58064" calcext:value-type="float">
            <text:p>96.54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212065" calcext:value-type="float">
            <text:p>96.5212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412704516129" calcext:value-type="float">
            <text:p>96.5412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766665806452" calcext:value-type="float">
            <text:p>96.5766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8176" calcext:value-type="float">
            <text:p>96.6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034043870968" calcext:value-type="float">
            <text:p>96.7034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447" calcext:value-type="float">
            <text:p>96.72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71968" calcext:value-type="float">
            <text:p>96.7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877621818182" calcext:value-type="float">
            <text:p>96.787762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01112" calcext:value-type="float">
            <text:p>96.80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580377142857" calcext:value-type="float">
            <text:p>96.85803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8355" calcext:value-type="float">
            <text:p>96.98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106683870968" calcext:value-type="float">
            <text:p>96.9106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17025" calcext:value-type="float">
            <text:p>96.9931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27561290323" calcext:value-type="float">
            <text:p>97.022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40528" calcext:value-type="float">
            <text:p>97.04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7296" calcext:value-type="float">
            <text:p>97.2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3976" calcext:value-type="float">
            <text:p>97.3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22118709678" calcext:value-type="float">
            <text:p>97.41221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711211428571" calcext:value-type="float">
            <text:p>97.4711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668235" calcext:value-type="float">
            <text:p>97.266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472272" calcext:value-type="float">
            <text:p>97.3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282325161291" calcext:value-type="float">
            <text:p>97.52823251612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495117241379" calcext:value-type="float">
            <text:p>97.6495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15058064516" calcext:value-type="float">
            <text:p>97.711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1997419355" calcext:value-type="float">
            <text:p>97.78219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73584" calcext:value-type="float">
            <text:p>97.7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86312258065" calcext:value-type="float">
            <text:p>97.76863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35256" calcext:value-type="float">
            <text:p>97.75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13958709677" calcext:value-type="float">
            <text:p>97.7413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22229677419" calcext:value-type="float">
            <text:p>97.7222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0884" calcext:value-type="float">
            <text:p>97.75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69424516129" calcext:value-type="float">
            <text:p>97.726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9896" calcext:value-type="float">
            <text:p>97.78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3032516129" calcext:value-type="float">
            <text:p>97.8330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816214285714" calcext:value-type="float">
            <text:p>97.88162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68843870968" calcext:value-type="float">
            <text:p>97.8768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02214193548" calcext:value-type="float">
            <text:p>97.980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700608" calcext:value-type="float">
            <text:p>97.87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81393548387" calcext:value-type="float">
            <text:p>97.938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36057142857" calcext:value-type="float">
            <text:p>97.9736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68495483871" calcext:value-type="float">
            <text:p>97.9668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586887741936" calcext:value-type="float">
            <text:p>97.9586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6194782609" calcext:value-type="float">
            <text:p>97.837619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95842" calcext:value-type="float">
            <text:p>97.795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15076363637" calcext:value-type="float">
            <text:p>97.8915076363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52408" calcext:value-type="float">
            <text:p>97.7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213145714286" calcext:value-type="float">
            <text:p>97.82131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08461935484" calcext:value-type="float">
            <text:p>97.8908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39809032258" calcext:value-type="float">
            <text:p>97.92398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1516" calcext:value-type="float">
            <text:p>97.9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672175" calcext:value-type="float">
            <text:p>97.97672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7303225807" calcext:value-type="float">
            <text:p>98.0207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06749090909" calcext:value-type="float">
            <text:p>98.040674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53005" calcext:value-type="float">
            <text:p>98.0353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10475" calcext:value-type="float">
            <text:p>97.9931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680770909091" calcext:value-type="float">
            <text:p>97.968077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318467096774" calcext:value-type="float">
            <text:p>97.9318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1864" calcext:value-type="float">
            <text:p>97.9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36940689655" calcext:value-type="float">
            <text:p>98.083694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08855172414" calcext:value-type="float">
            <text:p>98.1308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7268" calcext:value-type="float">
            <text:p>98.53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31762580645" calcext:value-type="float">
            <text:p>98.39317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6515125" calcext:value-type="float">
            <text:p>98.3651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44487741936" calcext:value-type="float">
            <text:p>98.3244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5349677419" calcext:value-type="float">
            <text:p>98.31353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5618525" calcext:value-type="float">
            <text:p>98.2561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88270967742" calcext:value-type="float">
            <text:p>98.278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81755" calcext:value-type="float">
            <text:p>98.1781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23148387097" calcext:value-type="float">
            <text:p>98.162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5793" calcext:value-type="float">
            <text:p>98.165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124924137931" calcext:value-type="float">
            <text:p>98.11249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76955" calcext:value-type="float">
            <text:p>98.1476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455225" calcext:value-type="float">
            <text:p>98.1445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79597419355" calcext:value-type="float">
            <text:p>98.147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3645" calcext:value-type="float">
            <text:p>98.1663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684825" calcext:value-type="float">
            <text:p>98.2268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818750967742" calcext:value-type="float">
            <text:p>98.28187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926535" calcext:value-type="float">
            <text:p>98.1926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07508571429" calcext:value-type="float">
            <text:p>98.1007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01392" calcext:value-type="float">
            <text:p>98.04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1592" calcext:value-type="float">
            <text:p>98.0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8648" calcext:value-type="float">
            <text:p>98.1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2024347826" calcext:value-type="float">
            <text:p>98.145202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43655" calcext:value-type="float">
            <text:p>98.1743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661494193549" calcext:value-type="float">
            <text:p>98.166149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54195" calcext:value-type="float">
            <text:p>98.2254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2286451613" calcext:value-type="float">
            <text:p>98.1732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66988387097" calcext:value-type="float">
            <text:p>98.18669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74216774194" calcext:value-type="float">
            <text:p>98.26742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9268" calcext:value-type="float">
            <text:p>98.02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26678709678" calcext:value-type="float">
            <text:p>98.012667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46576" calcext:value-type="float">
            <text:p>98.17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5577925" calcext:value-type="float">
            <text:p>98.0557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805409655173" calcext:value-type="float">
            <text:p>98.080540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861765" calcext:value-type="float">
            <text:p>98.1861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355710967742" calcext:value-type="float">
            <text:p>98.1355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1336" calcext:value-type="float">
            <text:p>98.17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521876129032" calcext:value-type="float">
            <text:p>98.1521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6032" calcext:value-type="float">
            <text:p>98.04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25060645161" calcext:value-type="float">
            <text:p>97.9225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013726451613" calcext:value-type="float">
            <text:p>97.80137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666576" calcext:value-type="float">
            <text:p>97.66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23215483871" calcext:value-type="float">
            <text:p>97.552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949536" calcext:value-type="float">
            <text:p>97.49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325937777778" calcext:value-type="float">
            <text:p>97.432593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472" calcext:value-type="float">
            <text:p>97.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863530322581" calcext:value-type="float">
            <text:p>97.3863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106387096774" calcext:value-type="float">
            <text:p>97.410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07552" calcext:value-type="float">
            <text:p>97.5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401785" calcext:value-type="float">
            <text:p>97.4401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46934193549" calcext:value-type="float">
            <text:p>97.184693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5612903226" calcext:value-type="float">
            <text:p>96.97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7696525" calcext:value-type="float">
            <text:p>96.8769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43273846154" calcext:value-type="float">
            <text:p>96.814327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53312" calcext:value-type="float">
            <text:p>96.6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135375483871" calcext:value-type="float">
            <text:p>96.61353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537233846154" calcext:value-type="float">
            <text:p>96.553723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696354285714" calcext:value-type="float">
            <text:p>96.46963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1024025" calcext:value-type="float">
            <text:p>96.4102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6241225" calcext:value-type="float">
            <text:p>96.26241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968523870968" calcext:value-type="float">
            <text:p>96.0968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218935" calcext:value-type="float">
            <text:p>95.9218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896992" calcext:value-type="float">
            <text:p>95.78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7101" calcext:value-type="float">
            <text:p>95.677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65145" calcext:value-type="float">
            <text:p>95.5565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70038709678" calcext:value-type="float">
            <text:p>95.3670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425376551724" calcext:value-type="float">
            <text:p>95.24253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544304516129" calcext:value-type="float">
            <text:p>95.1544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5178475" calcext:value-type="float">
            <text:p>95.0517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482458461539" calcext:value-type="float">
            <text:p>95.048245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27535483871" calcext:value-type="float">
            <text:p>94.912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68213" calcext:value-type="float">
            <text:p>94.668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59814193548" calcext:value-type="float">
            <text:p>94.53598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8292675" calcext:value-type="float">
            <text:p>94.28292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78807272727" calcext:value-type="float">
            <text:p>94.08788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9393825" calcext:value-type="float">
            <text:p>93.99393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3258475" calcext:value-type="float">
            <text:p>93.8325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00833548387" calcext:value-type="float">
            <text:p>93.68008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5310875" calcext:value-type="float">
            <text:p>93.45310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7807272727" calcext:value-type="float">
            <text:p>93.28778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9575" calcext:value-type="float">
            <text:p>92.99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824297142857" calcext:value-type="float">
            <text:p>92.88242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461671724138" calcext:value-type="float">
            <text:p>92.646167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5916" calcext:value-type="float">
            <text:p>92.54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0252625" calcext:value-type="float">
            <text:p>92.60252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65458064516" calcext:value-type="float">
            <text:p>92.3165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084825" calcext:value-type="float">
            <text:p>92.13084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3999225" calcext:value-type="float">
            <text:p>92.1399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92531612903" calcext:value-type="float">
            <text:p>91.9292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4899" calcext:value-type="float">
            <text:p>91.774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53032258065" calcext:value-type="float">
            <text:p>91.715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250286896552" calcext:value-type="float">
            <text:p>91.525028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8482580645" calcext:value-type="float">
            <text:p>91.5778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10925" calcext:value-type="float">
            <text:p>91.5521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01501935484" calcext:value-type="float">
            <text:p>91.56015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6446451613" calcext:value-type="float">
            <text:p>91.5956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19083870968" calcext:value-type="float">
            <text:p>91.591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2103" calcext:value-type="float">
            <text:p>91.502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99827096774" calcext:value-type="float">
            <text:p>91.399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09313548387" calcext:value-type="float">
            <text:p>91.3209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08285" calcext:value-type="float">
            <text:p>91.2108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676523870968" calcext:value-type="float">
            <text:p>91.0676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041875" calcext:value-type="float">
            <text:p>90.98041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57416" calcext:value-type="float">
            <text:p>90.84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5072" calcext:value-type="float">
            <text:p>90.8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7896" calcext:value-type="float">
            <text:p>90.6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80812903226" calcext:value-type="float">
            <text:p>90.4680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4066" calcext:value-type="float">
            <text:p>90.444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67104" calcext:value-type="float">
            <text:p>90.3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31575" calcext:value-type="float">
            <text:p>90.1563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411625" calcext:value-type="float">
            <text:p>90.0841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554" calcext:value-type="float">
            <text:p>90.04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44384615385" calcext:value-type="float">
            <text:p>90.0244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00023225807" calcext:value-type="float">
            <text:p>89.910002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16346666667" calcext:value-type="float">
            <text:p>89.8716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6074" calcext:value-type="float">
            <text:p>89.746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52208" calcext:value-type="float">
            <text:p>89.62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19425" calcext:value-type="float">
            <text:p>89.5651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55380645161" calcext:value-type="float">
            <text:p>89.415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354" calcext:value-type="float">
            <text:p>89.2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41734193548" calcext:value-type="float">
            <text:p>89.2141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266775" calcext:value-type="float">
            <text:p>89.1626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190075" calcext:value-type="float">
            <text:p>89.1219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902575" calcext:value-type="float">
            <text:p>88.97902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39625" calcext:value-type="float">
            <text:p>88.853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06025" calcext:value-type="float">
            <text:p>88.6406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16077241379" calcext:value-type="float">
            <text:p>88.511607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74271" calcext:value-type="float">
            <text:p>88.2742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7279" calcext:value-type="float">
            <text:p>87.957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13935483871" calcext:value-type="float">
            <text:p>87.841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046068571429" calcext:value-type="float">
            <text:p>87.8046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921216" calcext:value-type="float">
            <text:p>87.84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90221935484" calcext:value-type="float">
            <text:p>87.86902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64968275862" calcext:value-type="float">
            <text:p>87.92649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29086451613" calcext:value-type="float">
            <text:p>87.9929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9674" calcext:value-type="float">
            <text:p>88.06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625625" calcext:value-type="float">
            <text:p>88.15625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93744516129" calcext:value-type="float">
            <text:p>88.2293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62355862069" calcext:value-type="float">
            <text:p>88.306235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037825" calcext:value-type="float">
            <text:p>88.3703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21955" calcext:value-type="float">
            <text:p>88.4321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80611612903" calcext:value-type="float">
            <text:p>88.488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8002" calcext:value-type="float">
            <text:p>88.40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60892903226" calcext:value-type="float">
            <text:p>88.2460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9298" calcext:value-type="float">
            <text:p>88.10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77672727273" calcext:value-type="float">
            <text:p>88.0077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31592" calcext:value-type="float">
            <text:p>87.9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1328" calcext:value-type="float">
            <text:p>87.8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25850322581" calcext:value-type="float">
            <text:p>87.81258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0213" calcext:value-type="float">
            <text:p>87.810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4376" calcext:value-type="float">
            <text:p>87.8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81025882353" calcext:value-type="float">
            <text:p>87.868102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22195" calcext:value-type="float">
            <text:p>87.8622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8025806452" calcext:value-type="float">
            <text:p>87.758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733425" calcext:value-type="float">
            <text:p>87.6373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3073548387" calcext:value-type="float">
            <text:p>87.4713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998635" calcext:value-type="float">
            <text:p>87.2998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89701818182" calcext:value-type="float">
            <text:p>87.14897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983757419355" calcext:value-type="float">
            <text:p>86.99837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1724425" calcext:value-type="float">
            <text:p>86.9172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657648" calcext:value-type="float">
            <text:p>86.86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1711" calcext:value-type="float">
            <text:p>86.8417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1875862069" calcext:value-type="float">
            <text:p>86.7791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32748387097" calcext:value-type="float">
            <text:p>86.793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276375" calcext:value-type="float">
            <text:p>86.8827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983225806" calcext:value-type="float">
            <text:p>86.7918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768675" calcext:value-type="float">
            <text:p>86.64768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41602580645" calcext:value-type="float">
            <text:p>86.4541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24007272727" calcext:value-type="float">
            <text:p>85.802400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82325" calcext:value-type="float">
            <text:p>85.4538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1300645161" calcext:value-type="float">
            <text:p>85.3891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923875" calcext:value-type="float">
            <text:p>85.3492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23312" calcext:value-type="float">
            <text:p>85.35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19095" calcext:value-type="float">
            <text:p>85.3819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99442758621" calcext:value-type="float">
            <text:p>85.44994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26965" calcext:value-type="float">
            <text:p>85.5826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099075" calcext:value-type="float">
            <text:p>85.6509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308" calcext:value-type="float">
            <text:p>85.6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3324" calcext:value-type="float">
            <text:p>85.52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15856" calcext:value-type="float">
            <text:p>85.7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3124" calcext:value-type="float">
            <text:p>85.1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30686153846" calcext:value-type="float">
            <text:p>85.043068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01256774194" calcext:value-type="float">
            <text:p>84.8501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648925" calcext:value-type="float">
            <text:p>84.6864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02939354839" calcext:value-type="float">
            <text:p>84.50029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88805517242" calcext:value-type="float">
            <text:p>84.3488805517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683025" calcext:value-type="float">
            <text:p>84.36683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807225" calcext:value-type="float">
            <text:p>84.3980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90967741936" calcext:value-type="float">
            <text:p>84.459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884175" calcext:value-type="float">
            <text:p>84.4588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22141935484" calcext:value-type="float">
            <text:p>84.452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568975" calcext:value-type="float">
            <text:p>84.38568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85385" calcext:value-type="float">
            <text:p>84.318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34753548387" calcext:value-type="float">
            <text:p>84.24347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746825" calcext:value-type="float">
            <text:p>84.1374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84438709677" calcext:value-type="float">
            <text:p>84.028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33792" calcext:value-type="float">
            <text:p>84.02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34791724138" calcext:value-type="float">
            <text:p>84.09347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51981538462" calcext:value-type="float">
            <text:p>84.145198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32352" calcext:value-type="float">
            <text:p>84.20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67027096774" calcext:value-type="float">
            <text:p>84.2067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766375" calcext:value-type="float">
            <text:p>84.17766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23014193548" calcext:value-type="float">
            <text:p>84.14230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660475" calcext:value-type="float">
            <text:p>84.0866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488025" calcext:value-type="float">
            <text:p>84.00488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30304516129" calcext:value-type="float">
            <text:p>83.953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570625" calcext:value-type="float">
            <text:p>83.75570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31176774194" calcext:value-type="float">
            <text:p>83.64311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6536" calcext:value-type="float">
            <text:p>83.5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3188965517" calcext:value-type="float">
            <text:p>83.40231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97525" calcext:value-type="float">
            <text:p>83.2409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42596923077" calcext:value-type="float">
            <text:p>83.084259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8856" calcext:value-type="float">
            <text:p>83.0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344" calcext:value-type="float">
            <text:p>84.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3992" calcext:value-type="float">
            <text:p>82.9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1192" calcext:value-type="float">
            <text:p>82.1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3864" calcext:value-type="float">
            <text:p>82.00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4792" calcext:value-type="float">
            <text:p>82.09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036525" calcext:value-type="float">
            <text:p>82.1703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04176551724" calcext:value-type="float">
            <text:p>82.090417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26175" calcext:value-type="float">
            <text:p>81.9026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2283636364" calcext:value-type="float">
            <text:p>81.860228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78978064516" calcext:value-type="float">
            <text:p>81.7978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4213" calcext:value-type="float">
            <text:p>81.714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316376" calcext:value-type="float">
            <text:p>81.63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0571075" calcext:value-type="float">
            <text:p>81.5057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8092075" calcext:value-type="float">
            <text:p>81.2809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8014625" calcext:value-type="float">
            <text:p>81.18014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459" calcext:value-type="float">
            <text:p>81.015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949956129032" calcext:value-type="float">
            <text:p>80.99499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487125" calcext:value-type="float">
            <text:p>80.88487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995371034483" calcext:value-type="float">
            <text:p>80.79953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0848075" calcext:value-type="float">
            <text:p>80.80848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61195" calcext:value-type="float">
            <text:p>80.9661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30061935484" calcext:value-type="float">
            <text:p>80.88300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69714" calcext:value-type="float">
            <text:p>80.769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57710967742" calcext:value-type="float">
            <text:p>80.68577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65495" calcext:value-type="float">
            <text:p>80.5965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463075" calcext:value-type="float">
            <text:p>80.48463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17692903226" calcext:value-type="float">
            <text:p>80.35176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7584275" calcext:value-type="float">
            <text:p>80.2758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92709677419" calcext:value-type="float">
            <text:p>80.199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7525875" calcext:value-type="float">
            <text:p>80.1752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22632" calcext:value-type="float">
            <text:p>79.9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181975" calcext:value-type="float">
            <text:p>80.09181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5057" calcext:value-type="float">
            <text:p>80.085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8656576" calcext:value-type="float">
            <text:p>80.08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80536" calcext:value-type="float">
            <text:p>79.9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993576" calcext:value-type="float">
            <text:p>79.8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471837419355" calcext:value-type="float">
            <text:p>79.747183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03476129032" calcext:value-type="float">
            <text:p>79.62034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96936" calcext:value-type="float">
            <text:p>79.5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49633548387" calcext:value-type="float">
            <text:p>79.384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83224" calcext:value-type="float">
            <text:p>79.33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95383225807" calcext:value-type="float">
            <text:p>79.33953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40614285714" calcext:value-type="float">
            <text:p>79.30406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591456" calcext:value-type="float">
            <text:p>79.295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948923076923" calcext:value-type="float">
            <text:p>79.2948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511496" calcext:value-type="float">
            <text:p>79.25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862534193548" calcext:value-type="float">
            <text:p>79.1862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2824" calcext:value-type="float">
            <text:p>78.9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18178064516" calcext:value-type="float">
            <text:p>78.8718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25984" calcext:value-type="float">
            <text:p>78.75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881512258065" calcext:value-type="float">
            <text:p>78.68815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4336" calcext:value-type="float">
            <text:p>78.6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974978064516" calcext:value-type="float">
            <text:p>78.5974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41891428571" calcext:value-type="float">
            <text:p>78.58418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2535483871" calcext:value-type="float">
            <text:p>78.542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4808516129" calcext:value-type="float">
            <text:p>78.5148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51288" calcext:value-type="float">
            <text:p>78.475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74980645161" calcext:value-type="float">
            <text:p>78.4274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5764" calcext:value-type="float">
            <text:p>78.37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14774193548" calcext:value-type="float">
            <text:p>78.311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64167741936" calcext:value-type="float">
            <text:p>78.256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90944" calcext:value-type="float">
            <text:p>78.14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08415483871" calcext:value-type="float">
            <text:p>78.0908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6072" calcext:value-type="float">
            <text:p>78.0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65618064516" calcext:value-type="float">
            <text:p>77.9665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0878" calcext:value-type="float">
            <text:p>77.890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4307096774" calcext:value-type="float">
            <text:p>77.8394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25192258065" calcext:value-type="float">
            <text:p>77.8225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92856" calcext:value-type="float">
            <text:p>77.7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75858064516" calcext:value-type="float">
            <text:p>77.777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3472" calcext:value-type="float">
            <text:p>77.73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43065806452" calcext:value-type="float">
            <text:p>77.6943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629896" calcext:value-type="float">
            <text:p>77.46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72916129032" calcext:value-type="float">
            <text:p>77.267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33712" calcext:value-type="float">
            <text:p>77.163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566787096774" calcext:value-type="float">
            <text:p>77.156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811406896552" calcext:value-type="float">
            <text:p>77.18114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350477419355" calcext:value-type="float">
            <text:p>77.13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964" calcext:value-type="float">
            <text:p>77.1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67008" calcext:value-type="float">
            <text:p>62.16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4888" calcext:value-type="float">
            <text:p>60.4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28608" calcext:value-type="float">
            <text:p>59.7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044" calcext:value-type="float">
            <text:p>56.8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9344" calcext:value-type="float">
            <text:p>54.9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12081105250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54" meta:object-count="0"/>
    <meta:user-defined meta:name="AppVersion">3.0</meta:user-defined>
  </office:meta>
</office:document-meta>
</file>